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8FD46340B1.png" manifest:media-type="image/png"/>
  <manifest:file-entry manifest:full-path="Pictures/100000010000005500000055384DF096.png" manifest:media-type="image/png"/>
  <manifest:file-entry manifest:full-path="Pictures/100000010000009D0000009DFEAC1D82.png" manifest:media-type="image/png"/>
  <manifest:file-entry manifest:full-path="Pictures/10000001000000AF000000AFF8AB48DE.png" manifest:media-type="image/png"/>
  <manifest:file-entry manifest:full-path="Pictures/10000001000000B0000000B0D83941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ensch Regular" svg:font-family="'Mensch Regular'" style:font-family-generic="roman" style:font-pitch="variable"/>
    <style:font-face style:name="Source Sans Pro" svg:font-family="'Source Sans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Varela Round" svg:font-family="'Varela Round'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9.8431in" fo:margin-left="0.0035in" fo:margin-top="0in" fo:margin-bottom="0in" table:align="left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3in"/>
    </style:style>
    <style:style style:name="Table1.C" style:family="table-column">
      <style:table-column-properties style:column-width="3.2611in"/>
    </style:style>
    <style:style style:name="Table1.D" style:family="table-column">
      <style:table-column-properties style:column-width="0.6736in"/>
    </style:style>
    <style:style style:name="Table1.E" style:family="table-column">
      <style:table-column-properties style:column-width="2.016in"/>
    </style:style>
    <style:style style:name="Table1.F" style:family="table-column">
      <style:table-column-properties style:column-width="0.62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10" style:family="table-row">
      <style:table-row-properties style:min-row-height="0.2431in" fo:keep-together="auto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3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style:letter-kerning="false" style:font-name-asian="Cambria1" style:font-size-asian="12pt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font-size="12pt" style:letter-kerning="false" style:font-name-asian="Cambria1" style:font-size-asian="12pt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808080" loext:opacity="100%" style:font-name="Arial" fo:font-size="10pt" fo:font-style="italic" style:letter-kerning="false" style:font-name-asian="Cambria1" style:font-size-asian="10pt" style:font-style-asian="italic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" fo:font-size="12pt" style:letter-kerning="false" style:font-name-asian="Cambria1" style:font-size-asian="12pt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Arial" fo:font-size="12pt" style:letter-kerning="false" style:font-name-asian="Cambria1" style:font-size-asian="12pt" style:font-size-complex="12pt" style:language-complex="ar" style:country-complex="S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line-height="100%" fo:text-align="end" style:justify-single-word="fals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line-height="100%" fo:text-align="end" style:justify-single-word="false"/>
      <style:text-properties style:font-name="Ari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" fo:font-size="12pt" style:letter-kerning="false" style:font-name-asian="Cambria1" style:font-size-asian="12pt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" fo:font-size="12pt" officeooo:rsid="001ba3f8" officeooo:paragraph-rsid="001ba3f8" style:letter-kerning="false" style:font-name-asian="Cambria1" style:font-size-asian="12pt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Arial" fo:font-size="12pt" officeooo:rsid="001ba3f8" officeooo:paragraph-rsid="001ba3f8" style:letter-kerning="false" style:font-name-asian="Cambria1" style:font-size-asian="12pt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808080" loext:opacity="100%" style:font-name="Arial" fo:font-size="10pt" fo:font-style="italic" style:letter-kerning="false" style:font-name-asian="Cambria1" style:font-size-asian="10pt" style:font-style-asian="italic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style:letter-kerning="false" style:font-name-asian="Cambria1" style:font-size-asian="12pt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font-size="12pt" style:letter-kerning="false" style:font-name-asian="Cambria1" style:font-size-asian="12pt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19bb69" officeooo:paragraph-rsid="0019bb69" style:letter-kerning="false" style:font-name-asian="Cambria1" style:font-size-asian="12pt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1ba3f8" officeooo:paragraph-rsid="001ba3f8" style:letter-kerning="false" style:font-name-asian="Cambria1" style:font-size-asian="12pt" style:font-size-complex="12pt" style:language-complex="ar" style:country-complex="SA"/>
    </style:style>
    <style:style style:name="T1" style:family="text">
      <style:text-properties fo:color="#e35d34" loext:opacity="100%" style:font-name="Arial" fo:font-size="14pt" fo:font-weight="bold" style:font-size-asian="14pt" style:font-weight-asian="bold" style:font-size-complex="14pt"/>
    </style:style>
    <style:style style:name="T2" style:family="text">
      <style:text-properties fo:color="#e35d34" loext:opacity="100%" style:font-name="Arial" fo:font-size="14pt" fo:font-weight="bold" officeooo:rsid="0019bb69" style:font-size-asian="14pt" style:font-weight-asian="bold" style:font-size-complex="14pt"/>
    </style:style>
    <style:style style:name="T3" style:family="text">
      <style:text-properties fo:color="#e35d34" loext:opacity="100%" style:font-name="Arial" fo:font-weight="bold" style:font-weight-asian="bold"/>
    </style:style>
    <style:style style:name="T4" style:family="text">
      <style:text-properties fo:color="#e35d34" loext:opacity="100%" fo:font-style="italic" style:font-style-asian="italic"/>
    </style:style>
    <style:style style:name="T5" style:family="text">
      <style:text-properties fo:color="#e35d34" loext:opacity="100%" fo:font-style="italic" officeooo:rsid="0019bb69" style:font-style-asian="italic"/>
    </style:style>
    <style:style style:name="T6" style:family="text">
      <style:text-properties style:font-name="Arial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fo:color="#808080" loext:opacity="100%" style:font-name="Arial" fo:font-size="10pt" fo:font-style="italic" style:font-size-asian="10pt" style:font-style-asian="italic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808080" loext:opacity="100%" style:font-name="Arial" fo:font-size="10pt" fo:font-style="italic" officeooo:rsid="001ba3f8" style:font-size-asian="10pt" style:font-style-asian="italic">
        <loext:char-complex-color loext:theme-type="light1" loext:color-type="theme">
          <loext:transformation loext:type="shade" loext:value="4980"/>
        </loext:char-complex-color>
      </style:text-properties>
    </style:style>
    <style:style style:name="T10" style:family="text">
      <style:text-properties fo:color="#808080" loext:opacity="100%" fo:font-size="10pt" fo:font-style="italic" style:font-size-asian="10pt" style:font-style-asian="italic">
        <loext:char-complex-color loext:theme-type="light1" loext:color-type="theme">
          <loext:transformation loext:type="shade" loext:value="4980"/>
        </loext:char-complex-color>
      </style:text-properties>
    </style:style>
    <style:style style:name="T11" style:family="text">
      <style:text-properties style:font-name="Wingdings1" fo:font-weight="bold" style:font-name-asian="Wingdings2" style:font-weight-asian="bold" style:font-name-complex="Wingdings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[</text:span><text:span text:style-name="T2">Home </text:span><text:span text:style-name="T1">Page]</text:span></text:p>
      <text:p text:style-name="P9" loext:marker-style-name="T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 loext:marker-style-name="T7"><text:span text:style-name="T7">Template</text:span><text:span text:style-name="T7"/></text:p>
          </table:table-cell>
          <table:table-cell table:style-name="Table1.A1" table:number-columns-spanned="2" office:value-type="string">
            <text:p text:style-name="P1" loext:marker-style-name="T7"><text:span text:style-name="T7">Page title</text:span><text:span text:style-name="T7"/></text:p>
          </table:table-cell>
          <table:covered-table-cell/>
          <table:table-cell table:style-name="Table1.A1" table:number-columns-spanned="3" office:value-type="string">
            <text:p text:style-name="P1" loext:marker-style-name="T7"><text:span text:style-name="T7">Keyphrase recommendations</text:span><text:span text:style-name="T7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 loext:marker-style-name="T8"><text:span text:style-name="T8">One page design</text:span></text:p>
          </table:table-cell>
          <table:table-cell table:style-name="Table1.B2" table:number-columns-spanned="2" office:value-type="string">
            <text:p text:style-name="P16" loext:marker-style-name="T8"><text:span text:style-name="T8">Clark Alford | SWE</text:span></text:p>
            <text:p text:style-name="P17" loext:marker-style-name="T8"><text:span text:style-name="T8">Clark Alford | WordPress Developer</text:span></text:p>
          </table:table-cell>
          <table:covered-table-cell/>
          <table:table-cell table:style-name="Table1.D2" table:number-columns-spanned="3" office:value-type="string">
            <text:p text:style-name="P16" loext:marker-style-name="T8"><text:span text:style-name="T8">Clark Alford</text:span></text:p>
            <text:p text:style-name="P16" loext:marker-style-name="T8"><text:span text:style-name="T8">Software Engineer</text:span></text:p>
            <text:p text:style-name="P16" loext:marker-style-name="T8"><text:span text:style-name="T8">WordPress Developer</text:span></text:p>
            <text:p text:style-name="P3" loext:marker-style-name="T8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 loext:marker-style-name="T7"><text:span text:style-name="T7">Page purpose</text:span><text:span text:style-name="T7"/></text:p>
          </table:table-cell>
          <table:covered-table-cell/>
          <table:table-cell table:style-name="Table1.A1" office:value-type="string">
            <text:p text:style-name="P1" loext:marker-style-name="T7"><text:span text:style-name="T7">Call to action</text:span><text:span text:style-name="T7"/></text:p>
          </table:table-cell>
          <table:table-cell table:style-name="Table1.A1" table:number-columns-spanned="3" office:value-type="string">
            <text:p text:style-name="P1" loext:marker-style-name="T7"><text:span text:style-name="T7">Sidebar content notes</text:span><text:span text:style-name="T7"/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2" office:value-type="string">
            <text:p text:style-name="P1" loext:marker-style-name="T8"><text:span text:style-name="T9">The business goal of this website is to let clients know of my services and my capabilities.</text:span></text:p>
            <text:p text:style-name="P3" loext:marker-style-name="T8"/>
            <text:p text:style-name="P3" loext:marker-style-name="T8"/>
            <text:p text:style-name="P3" loext:marker-style-name="T8"/>
          </table:table-cell>
          <table:covered-table-cell/>
          <table:table-cell table:style-name="Table1.C4" office:value-type="string">
            <text:p text:style-name="P1" loext:marker-style-name="T8"><text:span text:style-name="T8">Th</text:span><text:span text:style-name="T9">e business goal of this website is to get potential clients to ‘Contact Me’.</text:span></text:p>
          </table:table-cell>
          <table:table-cell table:style-name="Table1.D4" table:number-columns-spanned="3" office:value-type="string">
            <text:p text:style-name="P11" loext:marker-style-name="T6">non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 loext:marker-style-name="T7"><text:span text:style-name="T7">Page intro notes <text:s/>| <text:s text:c="2"/>Recommended maximum word count: </text:span><text:span text:style-name="T3">XX</text:span><text:span text:style-name="T7"> words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" loext:marker-style-name="T7"><text:span text:style-name="T7">Related links and downloads</text:span><text:span text:style-name="T7"/></text:p>
          </table:table-cell>
          <table:covered-table-cell/>
          <table:covered-table-cell/>
        </table:table-row>
        <table:table-row table:style-name="Table1.1">
          <table:table-cell table:style-name="Table1.A6" table:number-columns-spanned="3" office:value-type="string">
            <text:p text:style-name="P11" loext:marker-style-name="T8"><text:span text:style-name="T10">Check mockup on Figma.</text:span></text:p>
            <text:p text:style-name="P4" loext:marker-style-name="T6"/>
          </table:table-cell>
          <table:covered-table-cell/>
          <table:covered-table-cell/>
          <table:table-cell table:style-name="Table1.D6" table:number-columns-spanned="3" office:value-type="string">
            <text:p text:style-name="P11" loext:marker-style-name="T6">non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" loext:marker-style-name="T7"><text:span text:style-name="T7">Body content notes <text:s text:c="2"/>| <text:s text:c="2"/>Recommended maximum word count: </text:span><text:span text:style-name="T3">XX</text:span><text:span text:style-name="T7"> words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 loext:marker-style-name="T7"><text:span text:style-name="T7">Image/multimedia notes</text:span><text:span text:style-name="T7"/></text:p>
          </table:table-cell>
          <table:covered-table-cell/>
        </table:table-row>
        <table:table-row table:style-name="Table1.1">
          <table:table-cell table:style-name="Table1.A8" table:number-rows-spanned="6" table:number-columns-spanned="4" office:value-type="string">
            <text:p text:style-name="P17" loext:marker-style-name="T8"><text:span text:style-name="T8">Check mockup on Figma.</text:span></text:p>
            <text:p text:style-name="P4" loext:marker-style-name="T6"/>
          </table:table-cell>
          <table:covered-table-cell/>
          <table:covered-table-cell/>
          <table:covered-table-cell/>
          <table:table-cell table:style-name="Table1.E8" table:number-columns-spanned="2" office:value-type="string">
            <text:p text:style-name="P4" loext:marker-style-name="T6"/>
            <text:p text:style-name="P11" loext:marker-style-name="T6">Check mockup on Figma.</text:p>
            <text:p text:style-name="P4" loext:marker-style-name="T6"/>
            <text:p text:style-name="P4" loext:marker-style-name="T6"/>
            <text:p text:style-name="P4" loext:marker-style-name="T6"/>
            <text:p text:style-name="P4" loext:marker-style-name="T6"/>
          </table:table-cell>
          <table:covered-table-cell/>
        </table:table-row>
        <table:table-row table:style-name="Table1.1">
          <table:covered-table-cell table:style-name="Table1.A9"/>
          <table:covered-table-cell/>
          <table:covered-table-cell/>
          <table:covered-table-cell/>
          <table:table-cell table:style-name="Table1.A1" table:number-columns-spanned="2" office:value-type="string">
            <text:p text:style-name="P2" loext:marker-style-name="T7"><text:span text:style-name="T7">Meta content checklist (</text:span><text:span text:style-name="T11"></text:span><text:span text:style-name="T7">)</text:span></text:p>
          </table:table-cell>
          <table:covered-table-cell/>
        </table:table-row>
        <table:table-row table:style-name="Table1.10">
          <table:covered-table-cell table:style-name="Table1.A10"/>
          <table:covered-table-cell/>
          <table:covered-table-cell/>
          <table:covered-table-cell/>
          <table:table-cell table:style-name="Table1.E10" office:value-type="string">
            <text:p text:style-name="P2" loext:marker-style-name="T7"><text:span text:style-name="T7">Page name</text:span><text:span text:style-name="T7"/></text:p>
          </table:table-cell>
          <table:table-cell table:style-name="Table1.F10" office:value-type="string">
            <text:p text:style-name="P12" loext:marker-style-name="T6">check</text:p>
          </table:table-cell>
        </table:table-row>
        <table:table-row table:style-name="Table1.10">
          <table:covered-table-cell table:style-name="Table1.A11"/>
          <table:covered-table-cell/>
          <table:covered-table-cell/>
          <table:covered-table-cell/>
          <table:table-cell table:style-name="Table1.E11" office:value-type="string">
            <text:p text:style-name="P2" loext:marker-style-name="T7"><text:span text:style-name="T7">Page title</text:span><text:span text:style-name="T7"/></text:p>
          </table:table-cell>
          <table:table-cell table:style-name="Table1.F11" office:value-type="string">
            <text:p text:style-name="P12" loext:marker-style-name="T6">check</text:p>
          </table:table-cell>
        </table:table-row>
        <table:table-row table:style-name="Table1.10">
          <table:covered-table-cell table:style-name="Table1.A12"/>
          <table:covered-table-cell/>
          <table:covered-table-cell/>
          <table:covered-table-cell/>
          <table:table-cell table:style-name="Table1.E12" office:value-type="string">
            <text:p text:style-name="P2" loext:marker-style-name="T7"><text:span text:style-name="T7">Page description</text:span><text:span text:style-name="T7"/></text:p>
          </table:table-cell>
          <table:table-cell table:style-name="Table1.F12" office:value-type="string">
            <text:p text:style-name="P12" loext:marker-style-name="T6">check</text:p>
          </table:table-cell>
        </table:table-row>
        <table:table-row table:style-name="Table1.10">
          <table:covered-table-cell table:style-name="Table1.A13"/>
          <table:covered-table-cell/>
          <table:covered-table-cell/>
          <table:covered-table-cell/>
          <table:table-cell table:style-name="Table1.E13" office:value-type="string">
            <text:p text:style-name="P2" loext:marker-style-name="T7"><text:span text:style-name="T7">Page keywords</text:span><text:span text:style-name="T7"/></text:p>
          </table:table-cell>
          <table:table-cell table:style-name="Table1.F13" office:value-type="string">
            <text:p text:style-name="P12" loext:marker-style-name="T6">check</text:p>
          </table:table-cell>
        </table:table-row>
      </table:table>
      <text:p text:style-name="P8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ensch Regular" svg:font-family="'Mensch Regular'" style:font-family-generic="roman" style:font-pitch="variable"/>
    <style:font-face style:name="Source Sans Pro" svg:font-family="'Source Sans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Varela Round" svg:font-family="'Varela Round'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Source Sans Pro" fo:font-family="'Source Sans Pro'" style:font-family-generic="roman" style:font-pitch="variable" fo:language="en" fo:country="GB" style:language-asian="ja" style:country-asian="JP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WWNum6" style:class="text">
      <style:paragraph-properties fo:margin-top="0.3335in" fo:margin-bottom="0.0835in" style:contextual-spacing="false" fo:keep-together="always" fo:padding-left="0in" fo:padding-right="0in" fo:padding-top="0in" fo:padding-bottom="0.0138in" fo:border-left="none" fo:border-right="none" fo:border-top="none" fo:border-bottom="1.5pt solid #000000" fo:keep-with-next="always"/>
      <style:text-properties style:font-name="Mensch Regular" fo:font-family="'Mensch Regular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8f4088" loext:opacity="100%" fo:font-size="14pt" fo:language="en" fo:country="US" fo:font-weight="bold" style:font-name-asian="Times New Roman" style:font-family-asian="'Times New Roman'" style:font-family-generic-asian="system" style:font-pitch-asian="variable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e35d34" loext:opacity="100%" fo:language="en" fo:country="US"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language="en" fo:country="US" fo:font-weight="bold" style:font-name-asian="Times New Roman" style:font-family-asian="'Times New Roman'" style:font-family-generic-asian="system" style:font-pitch-asian="variable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language="en" fo:country="US" style:font-name-asian="Times New Roman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language="en" fo:country="US" fo:font-style="italic" style:font-name-asian="Times New Roman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language="en" fo:country="US" fo:font-style="italic" style:font-name-asian="Times New Roman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language="en" fo:country="US" fo:font-style="italic" style:font-name-asian="Times New Roman" style:font-family-asian="'Times New Roman'" style:font-family-generic-asian="system" style:font-pitch-asian="variable" style:font-size-asian="10pt" style:font-style-asian="italic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language="en" fo:country="US" style:font-size-asian="10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00b3bd" loext:opacity="100%" fo:font-size="9pt" fo:language="en" fo:country="US" fo:font-weight="bold" style:font-size-asian="9pt" style:font-weight-asian="bold" style:font-size-complex="9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00000" loext:opacity="100%" style:font-name="Varela Round" fo:font-family="'Varela Round'" style:font-family-generic="roman" style:font-pitch="variable" style:font-name-asian="Arial1" style:font-family-asian="Arial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fo:language="en" fo:country="US" style:font-size-asian="9pt" style:font-name-complex="Lucida Grande1" style:font-family-complex="'Lucida Grande'" style:font-family-generic-complex="system" style:font-pitch-complex="variable" style:font-size-complex="9pt"/>
    </style:style>
    <style:style style:name="Body_20_Bullet" style:display-name="Body Bulle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Helvetica" fo:font-family="Helvetica" style:font-family-generic="roman" style:font-pitch="variable" fo:language="en" fo:country="GB" style:font-name-asian="Arial Unicode MS" style:font-family-asian="'Arial Unicode MS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-_20_Research" style:display-name="Heading 1 - Research" style:family="paragraph" style:parent-style-name="Heading_20_1" style:next-style-name="normal" style:default-outline-level="1" style:list-style-name="WWNum9">
      <style:paragraph-properties fo:padding-left="0in" fo:padding-right="0in" fo:padding-top="0in" fo:padding-bottom="0.0138in" fo:border-left="none" fo:border-right="none" fo:border-top="none" fo:border-bottom="1.5pt solid #8f4088"/>
      <style:text-properties style:font-weight-complex="normal"/>
    </style:style>
    <style:style style:name="Heading_20_1_20_-_20_Implement" style:display-name="Heading 1 - Implement" style:family="paragraph" style:parent-style-name="Heading_20_1_20_-_20_Research" style:next-style-name="normal" style:list-style-name="WWNum8">
      <style:paragraph-properties fo:padding-left="0in" fo:padding-right="0in" fo:padding-top="0in" fo:padding-bottom="0.0138in" fo:border-left="none" fo:border-right="none" fo:border-top="none" fo:border-bottom="1.5pt solid #ff6e00"/>
    </style:style>
    <style:style style:name="Heading_20_1_20_-_20_Empower_20_-_20_training" style:display-name="Heading 1 - Empower - training" style:family="paragraph" style:parent-style-name="Heading_20_1_20_-_20_Implement" style:list-style-name="WWNum7">
      <style:paragraph-properties fo:padding-left="0in" fo:padding-right="0in" fo:padding-top="0in" fo:padding-bottom="0.0138in" fo:border-left="none" fo:border-right="none" fo:border-top="none" fo:border-bottom="1.5pt solid #00b9e4"/>
    </style:style>
    <style:style style:name="Heading_20_1_20_-_20_Strategy" style:display-name="Heading 1 - Strategy" style:family="paragraph" style:parent-style-name="Heading_20_1_20_-_20_Research" style:list-style-name="WWNum10">
      <style:paragraph-properties fo:padding-left="0in" fo:padding-right="0in" fo:padding-top="0in" fo:padding-bottom="0.0138in" fo:border-left="none" fo:border-right="none" fo:border-top="none" fo:border-bottom="1.5pt solid #92d400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style:font-name="Calibri" fo:font-family="Calibri" style:font-family-generic="roman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parent-style-name="Standard">
      <style:text-properties style:font-name="Calibri" fo:font-family="Calibri" style:font-family-generic="roman" style:font-pitch="variable" fo:language="en" fo:country="US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fo:language="en" fo:country="US" style:letter-kerning="true" style:font-name-asian="Times New Roman" style:font-family-asian="'Times New Roman'" style:font-family-generic-asian="system" style:font-pitch-asian="variable" style:font-size-asian="26pt" style:font-size-complex="26pt"/>
    </style:style>
    <style:style style:name="Personal_20_Name" style:display-name="Personal Name" style:family="paragraph" style:parent-style-name="Title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Quote" style:family="paragraph" style:parent-style-name="Standard" style:next-style-name="Standard" loext:linked-style-name="Quote_20_Char">
      <style:text-properties fo:color="#000000" loext:opacity="100%" style:font-name="Calibri" fo:font-family="Calibri" style:font-family-generic="roman" style:font-pitch="variable" fo:language="en" fo:country="US" fo:font-style="italic" style:font-style-asian="italic" style:font-style-complex="italic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letter-spacing="0.0102in" fo:language="en" fo:country="US" fo:font-style="italic" style:font-name-asian="Times New Roman" style:font-family-asian="'Times New Roman'" style:font-family-generic-asian="system" style:font-pitch-asian="variable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/>
      <style:text-properties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/>
      <style:text-properties style:font-name="Cambria" fo:font-family="Cambria" style:font-family-generic="roman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2" style:next-style-name="Standard" style:default-outline-level="" style:class="index">
      <style:text-properties fo:font-weight="normal" style:font-weight-asian="normal" style:font-size-complex="14pt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style:font-name="Mensch Regular" fo:font-family="'Mensch Regular'" style:font-family-generic="roman" style:font-pitch="variable" fo:font-size="18pt" style:font-name-asian="Times New Roman" style:font-family-asian="'Times New Roman'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fo:color="#8f4088" loext:opacity="100%" style:font-name="Varela Round" fo:font-family="'Varela Round'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_20__28_WW_29_" loext:linked-style-name="Heading_20_3">
      <style:text-properties fo:color="#e35d34" loext:opacity="100%" style:font-name="Varela Round" fo:font-family="'Varela Round'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Endnote_20_Symbol" style:display-name="Endnote Symbol" style:family="text" style:parent-style-name="Default_20_Paragraph_20_Font_20__28_WW_29_">
      <style:text-properties style:use-window-font-color="true" loext:opacity="0%" style:text-position="super 58%" style:font-name="Varela Round" fo:font-family="'Varela Round'" style:font-family-generic="roman" style:font-pitch="variable" fo:font-size="10pt" style:font-size-asian="10pt"/>
    </style:style>
    <style:style style:name="Endnote_20_anchor" style:display-name="Endnote anchor" style:family="text">
      <style:text-properties style:use-window-font-color="true" loext:opacity="0%" style:text-position="super 58%" style:font-name="Varela Round" fo:font-family="'Varela Round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_20__28_WW_29_">
      <style:text-properties fo:color="#8f4088" loext:opacity="100%" style:font-name="Varela Round" fo:font-family="'Varela Round'" style:font-family-generic="roman" style:font-pitch="variable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_20__28_WW_29_" loext:linked-style-name="Footer">
      <style:text-properties style:font-name="Varela Round" fo:font-family="'Varela Round'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0b3bd" loext:opacity="100%" style:font-name="Varela Round" fo:font-family="'Varela Round'" style:font-family-generic="roman" style:font-pitch="variable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_20__28_WW_29_">
      <style:text-properties style:font-name="Varela Round" fo:font-family="'Varela Round'" style:font-family-generic="roman" style:font-pitch="variable" fo:font-size="10pt" style:font-size-asian="10pt"/>
    </style:style>
    <style:style style:name="Heading_20_4_20_Char" style:display-name="Heading 4 Char" style:family="text" style:parent-style-name="Default_20_Paragraph_20_Font_20__28_WW_29_" loext:linked-style-name="Heading_20_4">
      <style:text-properties style:font-name="Varela Round" fo:font-family="'Varela Round'" style:font-family-generic="roman" style:font-pitch="variable" fo:font-weight="bold" style:font-name-asian="Times New Roman" style:font-family-asian="'Times New Roman'" style:font-family-generic-asian="system" style:font-pitch-asian="variable" style:language-asian="ja" style:country-asian="JP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language-asian="ja" style:country-asian="JP" style:font-name-complex="Lucida Grande1" style:font-family-complex="'Lucida Grande'" style:font-family-generic-complex="system" style:font-pitch-complex="variable" style:font-size-complex="9pt"/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_20__28_WW_29_" loext:linked-style-name="Footnote">
      <style:text-properties style:font-name="Varela Round" fo:font-family="'Varela Round'" style:font-family-generic="roman" style:font-pitch="variable" fo:language="en" fo:country="GB"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_20__28_WW_29_" loext:linked-style-name="Header">
      <style:text-properties style:font-name="Varela Round" fo:font-family="'Varela Round'" style:font-family-generic="roman" style:font-pitch="variable" fo:language="en" fo:country="GB"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ja" style:country-asian="JP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Times New Roman" style:font-family-asian="'Times New Roman'" style:font-family-generic-asian="system" style:font-pitch-asian="variable" style:language-asian="ja" style:country-asian="JP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Times New Roman" style:font-family-asian="'Times New Roman'" style:font-family-generic-asian="system" style:font-pitch-asian="variable" style:language-asian="ja" style:country-asian="JP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_20__28_WW_29_" loext:linked-style-name="Heading_20_8">
      <style:text-properties fo:color="#404040" loext:opacity="100%" style:font-name="Calibri" fo:font-family="Calibri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language-asian="ja" style:country-asian="JP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imes New Roman" style:font-family-asian="'Times New Roman'" style:font-family-generic-asian="system" style:font-pitch-asian="variable" style:font-size-asian="26pt" style:language-asian="ja" style:country-asian="JP" style:font-name-complex="Times New Roman" style:font-family-complex="'Times New Roman'" style:font-family-generic-complex="system" style:font-pitch-complex="variable" style:font-size-complex="26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language-asian="ja" style:country-asian="JP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letter-spacing="0.0102in" fo:font-style="italic" style:font-name-asian="Times New Roman" style:font-family-asian="'Times New Roman'" style:font-family-generic-asian="system" style:font-pitch-asian="variable" style:language-asian="ja" style:country-asian="JP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image text:level="1" xlink:href="Pictures/10000001000000B0000000B0D839410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001000000AF000000AFF8AB48DE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image text:level="1" xlink:href="Pictures/100000010000009D0000009DFEAC1D82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image text:level="1" xlink:href="Pictures/100000010000008F0000008FD46340B1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image text:level="1" xlink:href="Pictures/100000010000005500000055384DF096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image text:level="1" xlink:href="Pictures/100000010000009D0000009DFEAC1D82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image text:level="1" xlink:href="Pictures/10000001000000AF000000AFF8AB48DE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image text:level="1" xlink:href="Pictures/10000001000000B0000000B0D839410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image text:level="1" xlink:href="Pictures/100000010000008F0000008FD46340B1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3154in" fo:margin-left="0.3154in"/>
        </style:list-level-properties>
      </text:list-level-style-image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Source Sans Pro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e35d34" loext:opacity="100%" fo:font-style="italic" officeooo:rsid="0019bb69" style:font-style-asian="italic"/>
    </style:style>
    <style:style style:name="MT2" style:family="text">
      <style:text-properties fo:color="#e35d34" loext:opacity="100%" fo:font-style="italic" style:font-style-asian="italic"/>
    </style:style>
    <style:page-layout style:name="Mpm1">
      <style:page-layout-properties fo:page-width="11.6929in" fo:page-height="8.2681in" style:num-format="1" style:print-orientation="landscape" fo:margin-top="0.8661in" fo:margin-bottom="0.4917in" fo:margin-left="1in" fo:margin-right="1in" style:writing-mode="lr-tb" style:layout-grid-color="#c0c0c0" style:layout-grid-lines="166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age table for </text:span><text:span text:style-name="MT1">the home page of Clark Alford </text:span><text:span text:style-name="MT2">website </text:span><text:span text:style-name="MT1">at </text:span><text:span text:style-name="MT2">www.</text:span><text:span text:style-name="MT1">clarka.m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acy Playle</meta:initial-creator>
    <meta:editing-cycles>4</meta:editing-cycles>
    <meta:creation-date>2015-02-11T18:41:00</meta:creation-date>
    <dc:date>2024-05-02T17:07:29.224876897</dc:date>
    <meta:editing-duration>PT20M56S</meta:editing-duration>
    <meta:generator>LibreOffice/24.2.2.2$Linux_X86_64 LibreOffice_project/427a8baee0312a7693737440f205d2e411d50bad</meta:generator>
    <meta:print-date>2024-05-02T17:07:14.972137518</meta:print-date>
    <meta:printed-by>PDF files</meta:printed-by>
    <meta:document-statistic meta:table-count="1" meta:image-count="0" meta:object-count="0" meta:page-count="1" meta:paragraph-count="34" meta:word-count="134" meta:character-count="799" meta:non-whitespace-character-count="694"/>
    <meta:user-defined meta:name="AppVersion">12.0000</meta:user-defined>
    <meta:user-defined meta:name="Company">Pickle Jar Communications Ltd</meta:user-defined>
    <meta:template xlink:type="simple" xlink:actuate="onRequest" xlink:title="Normal.dotm" xlink:href=""/>
  </office:meta>
</office:document-meta>
</file>